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sterFont.getWid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sterFont.getXHeight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sterFont.getWidth( int character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sterFont.getAscender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sterFont.getLastCh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asterFont.getEncodin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sterFont.RasterFo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sterFont.mapChar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sterFont.getDescender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sterFont.getFirstCh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asterFont.getCapHeight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sterFont.getWidths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sterFont.addCharacterSet( int size , CharacterSet characte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sterFont.getCharacterSet( int siz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